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fo:font-size="14pt" fo:font-weight="bold"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OLE">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823 – Laboratório de Redes – Segundo semestre – 2009</text:p>
      <text:p text:style-name="P2">Professor Nelson Fonseca</text:p>
      <text:p text:style-name="P2">Atividade 3</text:p>
      <text:p text:style-name="P3"/>
      <text:p text:style-name="P4">Rafael Fonseca dos Santos<text:tab/>RA: 072146</text:p>
      <text:p text:style-name="P5"><text:span text:style-name="T1">Gustavo Serra Scalet <text:tab/><text:tab/>RA: </text:span>061358</text:p>
      <text:p text:style-name="P3"/>
      <text:p text:style-name="P3"/>
      <text:p text:style-name="P3">Questões:</text:p>
      <text:p text:style-name="P3"/>
      <text:p text:style-name="P7">1) Modifique o código do servidor da atividade prática anterior de modo que o valor do backlog passado para a função listen seja um argumento na linha de comando. Você deve também modificar o código a fim de retardar a remoção dos sockets da fila de conexões completas.</text:p>
      <text:p text:style-name="P7"/>
      <text:p text:style-name="P8">Adicionar o backlog como argumento da linha de comando é uma tarefa fácil, bastanto obtê-la diretamente da lista de argumentos argv. A “dificuldade” dessa parte foi corretamente interpretar o número corretamente passado pelo usuário (a função <text:span text:style-name="T5">atoi</text:span><text:span text:style-name="T6"> não era suficiente, pois ela converte normalmente strings do tipo “3a”). Foi usada a função strtol para converter, pois esta devolve um apontador para o último caracter que não é um número. Se esse caracter não é o de fim de string, o “número” passado pelo usuário é inválido.</text:span></text:p>
      <text:p text:style-name="P8"><text:span text:style-name="T6">Para retardar a remoção dos sockets da fila de conexões completas, foi adicionada a função </text:span><text:span text:style-name="T5">sleep </text:span><text:span text:style-name="T6">entre as chamadas de </text:span><text:span text:style-name="T5">listen </text:span><text:span text:style-name="T6">e </text:span><text:span text:style-name="T5">accept.</text:span></text:p>
      <text:p text:style-name="P7"/>
      <text:p text:style-name="P7"/>
      <text:p text:style-name="P7">2) Realize experimentos a fim de verificar quantos clientes (de um total de 10) conseguem de imediato conectar-se ao servidor modificado no passo anterior com os seguintes valores de backlog: 0, 1, 2, 3, 4, 5, 6, 7, 8, 9 e 10. Elabore algum esquema para tentar conectar os 10 clientes de forma simultânea (Veja as dicas logo abaixo). Relate os experimentos realizados e os resultados obtidos.</text:p>
      <text:p text:style-name="P8"/>
      <text:p text:style-name="P9"><text:span text:style-name="T3">Usando o script </text:span><text:span text:style-name="T4">clientesimul.sh</text:span><text:span text:style-name="T2"> para executar 10 instâncias “simultâneas” dos clientes, obtivemos os seguintes números de clientes conectados de imediato ao servidor:</text:span></text:p>
      <text:p text:style-name="P9"><draw:frame draw:style-name="fr1" draw:name="Object1" text:anchor-type="paragraph" svg:y="0.2429in" svg:width="5.3827in" svg:height="3.5846in" draw:z-index="0"><draw:object xlink:href="./Object 1" xlink:type="simple" xlink:show="embed" xlink:actuate="onLoad"/><draw:image xlink:href="./ObjectReplacements/Object 1" xlink:type="simple" xlink:show="embed" xlink:actuate="onLoad"/></draw:frame><text:soft-page-break/><text:span text:style-name="T2"/></text:p>
      <text:p text:style-name="P9"><text:span text:style-name="T2"/></text:p>
      <text:p text:style-name="P7">3) Caso seja executado um sniffer no lado do servidor durante os experimentos do passo anterior, quais flags estarão atribuídos nos segmentos TCP capturados para um cliente enquanto ele não conseguir conectar-se ao servidor? Por que isso ocorre?</text:p>
      <text:p text:style-name="P7"/>
      <text:p text:style-name="P8">Responder</text:p>
      <text:p text:style-name="P6"/>
      <text:p text:style-name="P6"/>
      <text:p text:style-name="P7">4) Modifique o código do passo 1 de modo que os processos criados pelo fork sejam corretamente finalizados ao invés de permanecerem no estado zumbi quando um cliente encerra sua conexão.</text:p>
      <text:p text:style-name="P7"/>
      <text:p text:style-name="P8">Para esse quesito, foi adicionada uma função <text:span text:style-name="T5">handler </text:span>(<text:span text:style-name="T5">sigchld_handler</text:span><text:span text:style-name="T6">) e ela foi cadastrada como a ação a ser tomada em caso de recebimento do sinal SIGCHLD (esse cadastro ocorreu com a chamada a função </text:span><text:span text:style-name="T5">signal</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Rafael Santos</meta:initial-creator>
    <meta:creation-date>2009-06-01T21:27:36</meta:creation-date>
    <dc:date>2009-10-19T22:53:43</dc:date>
    <meta:editing-cycles>44</meta:editing-cycles>
    <meta:editing-duration>PT06H42M02S</meta:editing-duration>
    <meta:document-statistic meta:table-count="0" meta:image-count="0" meta:object-count="1" meta:page-count="2" meta:paragraph-count="15" meta:word-count="382" meta:character-count="2303"/>
    <dc:creator>Rafael Santos</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2213363647461pt" style:font-size-asian="14.2213363647461pt" style:font-size-complex="14.2213363647461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84554100036621pt" style:font-size-asian="9.84554100036621pt" style:font-size-complex="9.84554100036621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84554100036621pt" style:font-size-asian="9.84554100036621pt" style:font-size-complex="9.84554100036621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3.671cm" svg:height="9.104cm" chart:class="chart:bar" chart:style-name="ch1">
        <chart:title svg:x="1.493cm" svg:y="0.183cm" chart:style-name="ch2">
          <text:p>Tamanho backlog x Clientes conectados</text:p>
        </chart:title>
        <chart:plot-area chart:style-name="ch3" chart:data-source-has-labels="both" svg:x="0.291cm" svg:y="0.964cm" svg:width="13.102cm" svg:height="7.996cm">
          <chart:axis chart:dimension="x" chart:name="primary-x" chart:style-name="ch4">
            <chart:title svg:x="5.512cm" svg:y="8.521cm" chart:style-name="ch5">
              <text:p>Tamanho Backlog</text:p>
            </chart:title>
            <chart:categories table:cell-range-address="local-table.$A$2:.$A$12"/>
          </chart:axis>
          <chart:axis chart:dimension="y" chart:name="primary-y" chart:style-name="ch6">
            <chart:title svg:x="0.274cm" svg:y="5.333cm" chart:style-name="ch7">
              <text:p>Clientes</text:p>
            </chart:title>
            <chart:grid chart:style-name="ch8" chart:class="major"/>
          </chart:axis>
          <chart:series chart:style-name="ch9" chart:values-cell-range-address="local-table.$B$2:.$B$12" chart:label-cell-address="local-table.$B$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umero clientes conectados imediato</text:p>
              </table:table-cell>
            </table:table-row>
          </table:table-header-rows>
          <table:table-rows>
            <table:table-row>
              <table:table-cell office:value-type="string">
                <text:p>0</text:p>
              </table:table-cell>
              <table:table-cell office:value-type="float" office:value="3">
                <text:p>3</text:p>
              </table:table-cell>
            </table:table-row>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